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fo:font-style="normal" fo:font-weight="bold" fo:background-color="#ffffff" style:font-name-asian="Arial1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fo:line-height="100%" fo:text-align="justify" style:justify-single-word="false" fo:keep-together="always" style:page-number="auto" fo:keep-with-next="always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 fo:text-align="justify" style:justify-single-word="false" fo:keep-together="always" fo:keep-with-next="always">
        <style:tab-stops>
          <style:tab-stop style:position="8.89cm"/>
        </style:tab-stops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 fo:text-align="justify" style:justify-single-word="false" fo:keep-together="always" fo:keep-with-next="always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fo:line-height="100%" fo:text-align="justify" style:justify-single-word="false" fo:keep-together="always" fo:keep-with-next="always">
        <style:tab-stops>
          <style:tab-stop style:position="6.271cm"/>
        </style:tab-stops>
      </style:paragraph-properties>
      <style:text-properties fo:color="#000000" style:font-name="Arial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fo:color="#000000" style:font-name="Arial" fo:font-size="11pt" style:font-size-asian="11pt" style:font-name-complex="Arial" style:font-size-complex="11pt"/>
    </style:style>
    <style:style style:name="P12" style:family="paragraph" style:parent-style-name="Text_20_body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9.79cm"/>
        </style:tab-stops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Arial" fo:font-size="11pt" fo:font-style="normal" fo:font-weight="bold" fo:background-color="#ffffff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/>
      <style:text-properties fo:color="#000000" style:font-name="Arial" fo:font-size="11pt" fo:language="fr" fo:country="F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lways" fo:text-indent="0cm" style:auto-text-indent="false" fo:keep-with-next="always">
        <style:tab-stops>
          <style:tab-stop style:position="6.271cm"/>
        </style:tab-stops>
      </style:paragraph-properties>
      <style:text-properties fo:color="#000000" style:font-name="Arial" fo:font-size="11pt" fo:language="fr" fo:country="FR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top="0cm" fo:margin-bottom="0cm" fo:line-height="100%" fo:text-align="justify" style:justify-single-word="false" fo:keep-together="always" fo:keep-with-next="always">
        <style:tab-stops>
          <style:tab-stop style:position="6.271cm"/>
        </style:tab-stops>
      </style:paragraph-properties>
      <style:text-properties fo:color="#000000" style:font-name="Arial" fo:font-size="11pt" fo:font-style="normal" fo:font-weight="normal" fo:background-color="#ffffff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8" style:family="paragraph" style:parent-style-name="Text_20_body" style:master-page-name="First_20_Page">
      <style:paragraph-properties fo:text-align="justify" style:justify-single-word="false" style:page-number="auto"/>
      <style:text-properties fo:color="#000000" style:font-name="Arial" fo:font-size="11pt" fo:background-color="#ffffff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%#include enTetesDecisionRFM#%</text:p>
      <text:p text:style-name="P12">%=LIBELLE_REF=%</text:p>
      <text:p text:style-name="P10"/>
      <text:p text:style-name="P13">%=AYANT_DROIT=%</text:p>
      <text:p text:style-name="P11"/>
      <text:p text:style-name="P11"/>
      <text:p text:style-name="P14">%=titreDecision=%</text:p>
      <text:p text:style-name="P2"/>
      <text:p text:style-name="P2"/>
      <text:p text:style-name="P1">%=TITRE=%,</text:p>
      <text:p text:style-name="P1"/>
      <text:p text:style-name="P9">%=<text:span text:style-name="T1">remLineWhenBlank(</text:span>PARAGRAPHE1, 1)=%</text:p>
      <text:p text:style-name="P9"/>
      <text:p text:style-name="P9">%=<text:span text:style-name="T1">remLineWhenBlank(</text:span>PARAGRAPHE2, 1)=%</text:p>
      <text:p text:style-name="P9"/>
      <text:p text:style-name="P9">%=<text:span text:style-name="T1">remLineWhenBlank(</text:span>PARAGRAPHE3, 1)=%</text:p>
      <text:p text:style-name="P9"/>
      <text:p text:style-name="P1">%#include tabDecompteRestitutionRFM#%</text:p>
      <text:p text:style-name="P1"/>
      <text:p text:style-name="P4">%=PARAGRAPHE4=%</text:p>
      <text:p text:style-name="P1"/>
      <text:p text:style-name="P5">%=PARAGRAPHE5=%</text:p>
      <text:p text:style-name="P6"/>
      <text:p text:style-name="P5">%=SALUTATIONS=%</text:p>
      <text:p text:style-name="P6"/>
      <text:p text:style-name="P15">%#include signatureRFM#%</text:p>
      <text:p text:style-name="P16">%=pushToEnd()=%%#include tabAnnexesEtCopiesRFM#%</text:p>
      <text:p text:style-name="P3"/>
      <text:p text:style-name="P8">%=TITRE_MOYEN_DROIT=%</text:p>
      <text:p text:style-name="P7"/>
      <text:p text:style-name="P7">%=MOYEN_DROIT=%</text:p>
      <text:p text:style-name="P7"/>
      <text:p text:style-name="P8">%=<text:span text:style-name="T1">remLineWhenBlank(</text:span>TITRE_DEMANDE_REMISE, 1)=%</text:p>
      <text:p text:style-name="P7"/>
      <text:p text:style-name="P17">%=<text:span text:style-name="T2">remLineWhenBlank(</text:span>DEMANDE_REMIS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11-03T13:32:07.88</dc:date>
    <meta:editing-cycles>79</meta:editing-cycles>
    <meta:editing-duration>PT6H29M12S</meta:editing-duration>
    <meta:document-statistic meta:table-count="0" meta:image-count="0" meta:object-count="0" meta:page-count="1" meta:paragraph-count="18" meta:word-count="26" meta:character-count="468"/>
    <meta:user-defined meta:name="Info 1"/>
    <meta:user-defined meta:name="Info 2"/>
    <meta:user-defined meta:name="Info 3"/>
    <meta:user-defined meta:name="Info 4"/>
  </office:meta>
</office:document-meta>
</file>